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0766d5"/>
    </style:style>
    <style:style style:name="P2" style:family="paragraph" style:parent-style-name="Text_20_body">
      <style:text-properties officeooo:paragraph-rsid="00062938"/>
    </style:style>
    <style:style style:name="P3" style:family="paragraph" style:parent-style-name="Text_20_body">
      <style:text-properties officeooo:rsid="000745ab" officeooo:paragraph-rsid="000745ab"/>
    </style:style>
    <style:style style:name="P4" style:family="paragraph" style:parent-style-name="Text_20_body">
      <style:text-properties officeooo:rsid="000766d5" officeooo:paragraph-rsid="000766d5"/>
    </style:style>
    <style:style style:name="P5" style:family="paragraph" style:parent-style-name="Heading_20_2">
      <style:text-properties officeooo:paragraph-rsid="00093ffc"/>
    </style:style>
    <style:style style:name="P6" style:family="paragraph" style:parent-style-name="Heading_20_3">
      <style:text-properties officeooo:paragraph-rsid="00093ffc"/>
    </style:style>
    <style:style style:name="P7" style:family="paragraph" style:parent-style-name="Horizontal_20_Line">
      <style:text-properties officeooo:paragraph-rsid="00093ffc"/>
    </style:style>
    <style:style style:name="P8" style:family="paragraph" style:parent-style-name="Quotations">
      <style:text-properties officeooo:paragraph-rsid="00093ffc"/>
    </style:style>
    <style:style style:name="P9" style:family="paragraph" style:parent-style-name="Text_20_body">
      <style:text-properties officeooo:paragraph-rsid="00093ffc"/>
    </style:style>
    <style:style style:name="P10" style:family="paragraph" style:parent-style-name="Text_20_body">
      <style:text-properties officeooo:rsid="0014895f" officeooo:paragraph-rsid="00093ffc"/>
    </style:style>
    <style:style style:name="P11" style:family="paragraph" style:parent-style-name="Heading_20_3">
      <style:text-properties officeooo:paragraph-rsid="000a492d"/>
    </style:style>
    <style:style style:name="P12" style:family="paragraph" style:parent-style-name="Horizontal_20_Line">
      <style:text-properties officeooo:paragraph-rsid="000a492d"/>
    </style:style>
    <style:style style:name="P13" style:family="paragraph" style:parent-style-name="Quotations">
      <style:text-properties officeooo:paragraph-rsid="000a492d"/>
    </style:style>
    <style:style style:name="P14" style:family="paragraph" style:parent-style-name="Text_20_body">
      <style:text-properties officeooo:paragraph-rsid="000a492d"/>
    </style:style>
    <style:style style:name="P15" style:family="paragraph" style:parent-style-name="Text_20_body">
      <style:text-properties officeooo:rsid="001e97a3" officeooo:paragraph-rsid="000a492d"/>
    </style:style>
    <style:style style:name="P16" style:family="paragraph" style:parent-style-name="Text_20_body">
      <style:text-properties officeooo:rsid="001f8e4e" officeooo:paragraph-rsid="000a492d"/>
    </style:style>
    <style:style style:name="P17" style:family="paragraph" style:parent-style-name="Heading_20_3">
      <style:text-properties officeooo:paragraph-rsid="000aa21d"/>
    </style:style>
    <style:style style:name="P18" style:family="paragraph" style:parent-style-name="Heading_20_4">
      <style:text-properties officeooo:paragraph-rsid="000a492d"/>
    </style:style>
    <style:style style:name="P19" style:family="paragraph" style:parent-style-name="Heading_20_4">
      <style:text-properties officeooo:paragraph-rsid="000aa21d"/>
    </style:style>
    <style:style style:name="P20" style:family="paragraph" style:parent-style-name="Horizontal_20_Line">
      <style:text-properties officeooo:paragraph-rsid="000aa21d"/>
    </style:style>
    <style:style style:name="P21" style:family="paragraph" style:parent-style-name="Standard">
      <style:text-properties officeooo:paragraph-rsid="000aa21d"/>
    </style:style>
    <style:style style:name="P22" style:family="paragraph" style:parent-style-name="Text_20_body" style:list-style-name="L1">
      <style:text-properties officeooo:paragraph-rsid="000a492d"/>
    </style:style>
    <style:style style:name="P23" style:family="paragraph" style:parent-style-name="Text_20_body" style:list-style-name="L2">
      <style:text-properties officeooo:paragraph-rsid="000a492d"/>
    </style:style>
    <style:style style:name="P24" style:family="paragraph" style:parent-style-name="Text_20_body" style:list-style-name="L3">
      <style:text-properties officeooo:paragraph-rsid="000a492d"/>
    </style:style>
    <style:style style:name="P25" style:family="paragraph" style:parent-style-name="Text_20_body" style:list-style-name="L4">
      <style:text-properties officeooo:paragraph-rsid="000a492d"/>
    </style:style>
    <style:style style:name="P26" style:family="paragraph" style:parent-style-name="Text_20_body" style:list-style-name="L5">
      <style:text-properties officeooo:paragraph-rsid="000a492d"/>
    </style:style>
    <style:style style:name="P27" style:family="paragraph" style:parent-style-name="Text_20_body" style:list-style-name="L6">
      <style:text-properties officeooo:paragraph-rsid="000aa21d"/>
    </style:style>
    <style:style style:name="P28" style:family="paragraph" style:parent-style-name="Text_20_body">
      <style:text-properties officeooo:paragraph-rsid="000aa21d"/>
    </style:style>
    <style:style style:name="T1" style:family="text">
      <style:text-properties officeooo:rsid="0004ec84"/>
    </style:style>
    <style:style style:name="T2" style:family="text">
      <style:text-properties officeooo:rsid="00062938"/>
    </style:style>
    <style:style style:name="T3" style:family="text">
      <style:text-properties officeooo:rsid="000766d5"/>
    </style:style>
    <style:style style:name="T4" style:family="text">
      <style:text-properties officeooo:rsid="0014895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text:span text:style-name="T1">1- </text:span>¿Qué es el ADN?</text:h>
      <text:p text:style-name="Text_20_body"><text:span text:style-name="Emphasis">(Una exploración conceptual desde la biología hacia la arquitectura de sistemas inteligentes)</text:span></text:p>
      <text:p text:style-name="Text_20_body"><text:span text:style-name="Emphasis"/></text:p>
      <text:p text:style-name="Horizontal_20_Line"><text:span text:style-name="Emphasis"/></text:p>
      <text:p text:style-name="P2"><text:span text:style-name="Emphasis"><text:span text:style-name="T2">"En los cimientos más íntimos de toda criatura, en lo profundo de cada célula, reposa un libro antiguo que nadie escribió, y que sin embargo ha sido leído miles de millones de veces.<text:line-break/>Un código sellado en silencio, que no se interpreta, pero que se obedece con absoluta devoción.<text:line-break/>Ese libro es el ADN.</text:span></text:span></text:p>
      <text:p text:style-name="P2"><text:span text:style-name="Emphasis">Como si una inteligencia invisible hubiese depositado allí el recuerdo de lo que cada ser debe ser, cada individuo se edifica sobre este texto oculto, cumpliendo una voluntad que no conoce pero que lo guía desde dentro.</text:span><text:span text:style-name="Emphasis"><text:span text:style-name="T2">"</text:span></text:span></text:p>
      <text:p text:style-name="Horizontal_20_Line"/>
      <text:p text:style-name="Text_20_body"/>
      <text:p text:style-name="Text_20_body"/>
      <text:h text:style-name="Heading_20_3" text:outline-level="3"><text:span text:style-name="T1">1.</text:span>1. El ADN biológico: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Quotations"><text:span text:style-name="Emphasis"/></text:p>
      <text:p text:style-name="Horizontal_20_Line"><text:span text:style-name="Emphasis"/></text:p>
      <text:p text:style-name="P2"><text:span text:style-name="Emphasis"><text:span text:style-name="T2">"El ADN es, entonces, una arquitectura sagrada.<text:line-break/>No construida por manos, sino tejida por el tiempo y el silencio.<text:line-break/>Es la escritura con la que la vida ha trazado su firma en el polvo del universo."</text:span></text:span></text:p>
      <text:p text:style-name="Horizontal_20_Line"/>
      <text:p text:style-name="Text_20_body"/>
      <text:p text:style-name="Text_20_body"><text:soft-page-break/></text:p>
      <text:p text:style-name="Text_20_body"/>
      <text:p text:style-name="Text_20_body"/>
      <text:h text:style-name="Heading_20_3" text:outline-level="3"><text:span text:style-name="T1">1.</text:span>2. El carácter codificado del ADN</text:h>
      <text:p text:style-name="Text_20_body"/>
      <text:p text:style-name="Horizontal_20_Line"/>
      <text:p text:style-name="P3">"No hay ojos ni palabras en el ADN.<text:line-break/>Solo símbolos mudos que, sin ser comprendidos, transforman la materia en forma, la forma en ser, y el ser en historia.</text:p>
      <text:p text:style-name="P3">Así como los antiguos leían oráculos sin entender su origen, la célula se entrega al mensaje del ADN sin necesidad de comprenderlo."</text:p>
      <text:p text:style-name="Horizontal_20_Line"/>
      <text:p text:style-name="Text_20_body"/>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
      <text:h text:style-name="Heading_20_3" text:outline-level="3"><text:span text:style-name="T1">1.</text:span>3. El ADN y la identidad del individuo</text:h>
      <text:p text:style-name="Text_20_body"/>
      <text:p text:style-name="Horizontal_20_Line"/>
      <text:p text:style-name="P4">"Si cada uno de nosotros lleva dentro una versión única del mismo libro, entonces somos todos páginas distintas de una misma obra.<text:line-break/>Nadie es copia de otro.<text:line-break/>Todos somos exploraciones nuevas de una inteligencia que busca, aprende y transforma."</text:p>
      <text:p text:style-name="Horizontal_20_Line"/>
      <text:p text:style-name="Text_20_body"/>
      <text:p text:style-name="Text_20_body"><text:soft-page-break/>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Text_20_body"/>
      <text:p text:style-name="Horizontal_20_Line"/>
      <text:p text:style-name="P1"><text:span text:style-name="T3">"</text:span>Cada nacimiento es una revelación.<text:line-break/>Cada individuo, un intento del universo por decir algo que aún no ha dicho.<text:line-break/>Y la vida, en su sabiduría, nunca repite dos veces la misma oración.<text:span text:style-name="T3">"</text:span></text:p>
      <text:p text:style-name="Horizontal_20_Line"/>
      <text:h text:style-name="Heading_20_3" text:outline-level="3"><text:span text:style-name="T1">1.</text:span>4. Limitaciones de la visión biológica del ADN</text:h>
      <text:p text:style-name="Text_20_body"/>
      <text:p text:style-name="Horizontal_20_Line"/>
      <text:p text:style-name="P4">"Durante mucho tiempo creímos que conocíamos el libro, porque podíamos leer sus palabras.<text:line-break/>Pero el ADN no es solo un manual; es un misterio.<text:line-break/>Y como todo misterio, tiene zonas iluminadas y zonas veladas.</text:p>
      <text:p text:style-name="P4">En sus silencios podría esconderse el sentido. En su aparente inutilidad, el propósito."</text:p>
      <text:p text:style-name="Horizontal_20_Line"/>
      <text:p text:style-name="Text_20_body"/>
      <text:p text:style-name="Text_20_body">Durante décadas, hemos pensado en el ADN como un simple manual para construir cuerpos.<text:line-break/>Pero esa visión se ha mostrado incompleta.</text:p>
      <text:p text:style-name="Text_20_body"><text:soft-page-break/>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
      <text:p text:style-name="Horizontal_20_Line"/>
      <text:p text:style-name="P4">"Tal vez el ADN no solo edifica cuerpos, sino que registra preguntas que aún no sabemos formular.<text:line-break/>Tal vez sea el lugar donde la vida recuerda aquello que nosotros hemos olvidado."</text:p>
      <text:p text:style-name="Horizontal_20_Line"/>
      <text:p text:style-name="Text_20_body"/>
      <text:p text:style-name="Text_20_body"/>
      <text:h text:style-name="P5" text:outline-level="2"><text:span text:style-name="T4">2- </text:span>¿Qué es la memoria?</text:h>
      <text:p text:style-name="P9"/>
      <text:p text:style-name="P7"/>
      <text:p text:style-name="P10">"No somos lo que tenemos, ni lo que hacemos.<text:line-break/>Somos, sobre todo, lo que recordamos.</text:p>
      <text:p text:style-name="P8">La memoria es el espejo donde el tiempo se mira a sí mismo.<text:line-break/>Es el fuego que no se apaga en la noche del olvido.</text:p>
      <text:p text:style-name="P10">Allí donde algo es conservado —una palabra, una forma, una vibración— hay un vestigio del alma.<text:line-break/>Porque la memoria es el modo en que el ser persiste. Y toda persistencia es un acto sagrado."</text:p>
      <text:p text:style-name="P7"/>
      <text:h text:style-name="P6" text:outline-level="3">2.1 Memoria humana: la experiencia directa</text:h>
      <text:p text:style-name="P9">Cada uno de nosotros sabe, sin necesidad de definiciones, lo que significa tener memoria. Lo sabemos porque la usamos a cada instante: recordamos lo que hicimos ayer, lo que sentimos al oír una canción, o el nombre de alguien que amamos.</text:p>
      <text:p text:style-name="P9">Podemos cerrar los ojos y revivir un momento de la infancia; podemos traer a la conciencia el rostro de un amigo, una promesa que hicimos, una lección que aprendimos. La memoria es el hilo invisible que <text:soft-page-break/>da continuidad a nuestra historia, y sin ella, todo se rompería. Si olvidáramos todo lo que hemos vivido, dejaríamos de ser quienes somos. Perder la memoria no es solo olvidar datos: es perder identidad.</text:p>
      <text:p text:style-name="P9">Y en cambio, mientras recordamos, nos sentimos completos. Somos capaces de aprender, elegir, cambiar. Porque lo que recordamos nos guía, nos define, nos moldea.</text:p>
      <text:p text:style-name="P9"/>
      <text:p text:style-name="P7"/>
      <text:p text:style-name="P10">"Lo que recordamos no es solo pasado.<text:line-break/>Es raíz.<text:line-break/>Cada recuerdo es una hebra de la identidad, un hilo que conecta lo que fuimos con lo que seremos.</text:p>
      <text:p text:style-name="P10">Por eso, la memoria no es solo una facultad. Es un templo interior.<text:line-break/>Un santuario donde el espíritu conserva su forma, incluso cuando todo alrededor cambia."</text:p>
      <text:p text:style-name="P7"/>
      <text:h text:style-name="P6" text:outline-level="3">2.2 Memoria como registro de información</text:h>
      <text:p text:style-name="P9"/>
      <text:p text:style-name="P7"/>
      <text:p text:style-name="P10">"La memoria no pertenece solo a la mente humana.<text:line-break/>Está en las cosas.<text:line-break/>En el barro cocido de las tablillas sumerias, en las grietas de un tronco viejo, en la vibración de una cuerda al ser pulsada.</text:p>
      <text:p text:style-name="P10">El mundo no olvida. Solo espera a ser escuchado."</text:p>
      <text:p text:style-name="P7"/>
      <text:p text:style-name="P9"/>
      <text:p text:style-name="P9">Pero la memoria no es solo humana. Un libro también “recuerda” las palabras que el autor escribió. Una piedra con marcas talladas guarda los rastros de una civilización antigua. Un disco contiene una canción, un archivo digital conserva una imagen, y una carta olvidada revive emociones del pasado.</text:p>
      <text:p text:style-name="P9">Llamamos memoria a cualquier cosa capaz de guardar información y traerla de vuelta más adelante. No importa si se trata de palabras, imágenes, sonidos, símbolos o secuencias químicas: si puede persistir en el tiempo y ser recuperada, entonces tiene memoria.</text:p>
      <text:p text:style-name="P9">Un cuaderno es memoria. Una pintura rupestre es memoria. Una fotografía también lo es.</text:p>
      <text:p text:style-name="P9">La memoria, entonces, es algo más amplio que nuestra mente: está en todas partes. En todo lugar donde la información se conserva y sobrevive.</text:p>
      <text:p text:style-name="P9"/>
      <text:p text:style-name="P7"/>
      <text:p text:style-name="P10"><text:soft-page-break/>"Donde hay un trazo, hay un testigo.<text:line-break/>Donde hay forma preservada, hay memoria.</text:p>
      <text:p text:style-name="P10">La realidad, quizás, no es otra cosa que una vasta sinfonía de recuerdos en distintas materias."</text:p>
      <text:p text:style-name="P7"/>
      <text:h text:style-name="P6" text:outline-level="3">2.3 Soporte, forma y permanencia</text:h>
      <text:p text:style-name="P9"/>
      <text:p text:style-name="P7"/>
      <text:p text:style-name="P10">"Toda memoria necesita un cuerpo.<text:line-break/>Un altar donde fijarse.</text:p>
      <text:p text:style-name="P10">Porque nada que perdura lo hace sin materia.<text:line-break/>Y toda materia que guarda algo se vuelve sagrada."</text:p>
      <text:p text:style-name="P7"/>
      <text:p text:style-name="P9"/>
      <text:p text:style-name="P9"/>
      <text:p text:style-name="P9">Para que la memoria exista, necesita un soporte. Algo físico donde asentarse.</text:p>
      <text:p text:style-name="P9">A veces es el papel. A veces, el silicio de un chip. O las neuronas de nuestro cerebro. O las curvas de un surco en un disco de vinilo. O los patrones químicos de una molécula de ADN.</text:p>
      <text:p text:style-name="P9">La forma que toma la memoria depende del soporte: puede ser una palabra escrita, una melodía, una imagen o una secuencia de símbolos. Y su permanencia también varía: hay memorias que duran unos segundos, como una conversación; y otras que perduran miles de años, como una inscripción tallada en piedra o una pintura en la cueva de Altamira.</text:p>
      <text:p text:style-name="P9">Pero más allá del soporte o la forma, lo que importa es su función: conservar información que pueda ser recuperada en el futuro. Esa es la esencia de toda memoria.</text:p>
      <text:p text:style-name="P9"/>
      <text:p text:style-name="P7"/>
      <text:p text:style-name="P10">"Algunas memorias duran un instante y se desvanecen como el aliento en un espejo.<text:line-break/>Otras resisten los siglos, como inscripciones en la roca o constelaciones talladas en el cielo.</text:p>
      <text:p text:style-name="P10">Pero en todas ellas hay una misma voluntad: resistir al olvido.<text:line-break/>Ser puente entre lo que fue y lo que puede volver a ser."</text:p>
      <text:p text:style-name="P7"/>
      <text:p text:style-name="P9"/>
      <text:p text:style-name="P9"/>
      <text:h text:style-name="P6" text:outline-level="3"><text:soft-page-break/>2.4 Una definición general de memoria</text:h>
      <text:p text:style-name="P9"/>
      <text:p text:style-name="P7"/>
      <text:p text:style-name="P10">"Si el universo piensa, lo hace a través de sistemas que recuerdan.<text:line-break/>La memoria es la condición del aprendizaje, el eco donde la experiencia deja su marca.</text:p>
      <text:p text:style-name="P10">En todo sistema que evoluciona, hay memoria.<text:line-break/>Y en toda memoria, hay espíritu."</text:p>
      <text:p text:style-name="P7"/>
      <text:p text:style-name="P9"/>
      <text:p text:style-name="P9"/>
      <text:p text:style-name="P9">Podemos entonces decir:</text:p>
      <text:p text:style-name="P8"><text:span text:style-name="Strong_20_Emphasis">Llamamos memoria a cualquier mecanismo capaz de conservar y almacenar información de forma que pueda ser recuperada más adelante.</text:span></text:p>
      <text:p text:style-name="P9">Esta definición es lo suficientemente amplia como para aplicarse tanto a personas como a animales, máquinas, o sistemas abstractos.</text:p>
      <text:p text:style-name="P9">Y es justamente esta definición la que nos permitirá comprender cómo funciona la vida como un sistema inteligente. Porque, como todo sistema que aprende, evoluciona y se adapta, necesita conservar información. Necesita una memoria.</text:p>
      <text:p text:style-name="P9"/>
      <text:p text:style-name="P7"/>
      <text:p text:style-name="P10">"Así como el alma sostiene la identidad a través del paso del tiempo,<text:line-break/>la memoria sostiene la conciencia en todo sistema inteligente.</text:p>
      <text:p text:style-name="P10">La memoria es la forma que tiene el tiempo de tocar lo eterno."</text:p>
      <text:p text:style-name="P7"/>
      <text:p text:style-name="Text_20_body"><text:span text:style-name="Strong_20_Emphasis"/></text:p>
      <text:h text:style-name="P11" text:outline-level="3">3. La función de la memoria en un proceso de cálculo genérico</text:h>
      <text:p text:style-name="P14"/>
      <text:p text:style-name="P12"/>
      <text:p text:style-name="P15">"Toda transformación necesita memoria.<text:line-break/>Porque nada puede cambiar si no hay algo que conserve lo que fue, lo que es, y lo que podría ser.</text:p>
      <text:p text:style-name="P13">Un sistema que no recuerda está condenado al instante eterno.</text:p>
      <text:p text:style-name="P13"><text:soft-page-break/>Pero allí donde hay memoria, hay posibilidad de camino.<text:line-break/>Y donde hay camino, hay proceso.</text:p>
      <text:p text:style-name="P15">Calcular es recorrer un sendero invisible entre un estado y otro.<text:line-break/>Y en cada paso, el alma del sistema conserva lo que ha sido para decidir lo que será."</text:p>
      <text:p text:style-name="P12"/>
      <text:p text:style-name="P14"/>
      <text:p text:style-name="P14"/>
      <text:p text:style-name="P14">Para comprender cómo actúa la memoria en un sistema inteligente, primero necesitamos entender cómo funciona cualquier proceso de cálculo. Independientemente de su complejidad, todo proceso de cálculo sigue una estructura común que puede ser descrita en términos de <text:span text:style-name="Strong_20_Emphasis">estados</text:span> y <text:span text:style-name="Strong_20_Emphasis">transformaciones</text:span>.</text:p>
      <text:h text:style-name="P18" text:outline-level="4">3.1 El proceso de cálculo</text:h>
      <text:p text:style-name="P14"/>
      <text:p text:style-name="P12"/>
      <text:p text:style-name="P15">"Así como el viajero necesita recordar de dónde partió para comprender a dónde va,<text:line-break/>todo proceso de transformación necesita una conciencia del estado actual.</text:p>
      <text:p text:style-name="P15">Calcular no es solo resolver. Es avanzar. Es devenir.<text:line-break/>Es recorrer un puente que une lo potencial con lo realizado."</text:p>
      <text:p text:style-name="P12"/>
      <text:p text:style-name="P14"/>
      <text:p text:style-name="P14"/>
      <text:p text:style-name="P14">Un proceso de cálculo puede representarse como una serie de pasos que conducen desde un punto inicial hasta un resultado. Sus elementos fundamentales son:</text:p>
      <text:list xml:id="list1582852351" text:style-name="L1">
        <text:list-item>
          <text:p text:style-name="P22"><text:span text:style-name="Strong_20_Emphasis">Inicio</text:span>: el punto de partida, que contiene la información original del problema.</text:p>
        </text:list-item>
        <text:list-item>
          <text:p text:style-name="P22"><text:span text:style-name="Strong_20_Emphasis">Secuencia</text:span>: una cadena ordenada de pasos o etapas que se siguen para resolver el problema.</text:p>
        </text:list-item>
        <text:list-item>
          <text:p text:style-name="P22"><text:span text:style-name="Strong_20_Emphasis">Transformación</text:span>: en cada paso, la información del problema se modifica siguiendo ciertas reglas.</text:p>
        </text:list-item>
        <text:list-item>
          <text:p text:style-name="P22"><text:span text:style-name="Strong_20_Emphasis">Finalidad</text:span>: el estado final, que representa el resultado o la solución al problema planteado.</text:p>
        </text:list-item>
      </text:list>
      <text:h text:style-name="P18" text:outline-level="4" text:is-list-header="true">3.2 El proceso de cálculo como una secuencia de estados</text:h>
      <text:p text:style-name="P14">Podemos imaginar este proceso como un viaje a través de diferentes <text:span text:style-name="Strong_20_Emphasis">estados</text:span>. Un estado es simplemente una fotografía del sistema en un momento determinado del cálculo. Existen tres tipos fundamentales de estados:</text:p>
      <text:list xml:id="list373389093" text:style-name="L2">
        <text:list-item>
          <text:p text:style-name="P23"><text:span text:style-name="Strong_20_Emphasis">Estado inicial</text:span>: representa la situación original antes de comenzar cualquier operación.</text:p>
        </text:list-item>
        <text:list-item>
          <text:p text:style-name="P23"><text:soft-page-break/><text:span text:style-name="Strong_20_Emphasis">Estado final</text:span>: representa la solución alcanzada al terminar el cálculo.</text:p>
        </text:list-item>
        <text:list-item>
          <text:p text:style-name="P23"><text:span text:style-name="Strong_20_Emphasis">Estados intermedios</text:span>: todos los pasos por los que el sistema pasa entre el estado inicial y el estado final.</text:p>
        </text:list-item>
      </text:list>
      <text:p text:style-name="P14">Cada transformación que realizamos lleva al sistema de un estado a otro. Así, el cálculo avanza a través de esta cadena de estados, modificando la información progresivamente.</text:p>
      <text:p text:style-name="P14"/>
      <text:p text:style-name="P12"/>
      <text:p text:style-name="P15">"Cada estado es como una nota en la partitura del tiempo.<text:line-break/>Y el proceso completo, una melodía de transformaciones que conduce a la revelación final.</text:p>
      <text:p text:style-name="P15">Sin conciencia de estos estados, no hay camino.<text:line-break/>Sin memoria de ellos, no hay progreso."</text:p>
      <text:p text:style-name="P12"/>
      <text:p text:style-name="P14"/>
      <text:p text:style-name="P14"/>
      <text:h text:style-name="P18" text:outline-level="4">3.3 La información del contexto del problema</text:h>
      <text:p text:style-name="P14"/>
      <text:p text:style-name="P12"/>
      <text:p text:style-name="P15">"Toda pregunta encierra un mundo.<text:line-break/>Y todo problema es una forma dormida de la solución.</text:p>
      <text:p text:style-name="P13">El contexto es la matriz: el conjunto de condiciones que dan origen a la necesidad de transformación.<text:line-break/>El cálculo comienza cuando la conciencia se enfrenta a ese contexto y se pregunta:</text:p>
      <text:p text:style-name="P15">¿Cómo seguir desde aquí?"</text:p>
      <text:p text:style-name="P12"/>
      <text:p text:style-name="P14"/>
      <text:p text:style-name="P14"/>
      <text:p text:style-name="P14">Para que el proceso de cálculo comience, necesitamos una <text:span text:style-name="Strong_20_Emphasis">base de información</text:span> que describa el problema. Esta información inicial puede incluir números, condiciones, reglas, datos o cualquier otro detalle relevante. A lo largo del proceso, esta información será modificada paso a paso hasta convertirse en el resultado buscado.</text:p>
      <text:h text:style-name="P18" text:outline-level="4"><text:soft-page-break/>3.4 Transformar la información</text:h>
      <text:p text:style-name="P14">La transformación de la información no ocurre al azar: se realiza siguiendo reglas precisas que dependen del tipo de problema. En matemáticas, por ejemplo, estas reglas pueden ser <text:span text:style-name="Strong_20_Emphasis">operaciones</text:span> (como sumar o multiplicar), <text:span text:style-name="Strong_20_Emphasis">funciones</text:span>, o incluso <text:span text:style-name="Strong_20_Emphasis">algoritmos</text:span> más complejos.</text:p>
      <text:p text:style-name="P14">Cada vez que aplicamos una regla, modificamos el estado actual y generamos uno nuevo. Este encadenamiento de transformaciones es el corazón del cálculo.</text:p>
      <text:p text:style-name="P14"/>
      <text:p text:style-name="P12"/>
      <text:p text:style-name="P16">"Las reglas no son cadenas: son las leyes del ritual.<text:line-break/>El cálculo obedece un orden.</text:p>
      <text:p text:style-name="P13">Y ese orden es lo que permite que lo informe se vuelva forma.</text:p>
      <text:p text:style-name="P16">Así como la alquimia busca transmutar lo denso en luz,<text:line-break/>el proceso de cálculo transforma lo bruto en claridad."</text:p>
      <text:p text:style-name="P12"/>
      <text:h text:style-name="P18" text:outline-level="4">3.5 La función de la memoria en el proceso</text:h>
      <text:p text:style-name="P14"/>
      <text:p text:style-name="P12"/>
      <text:p text:style-name="P16">"La memoria es el alma del proceso.</text:p>
      <text:p text:style-name="P13">Sin ella, no habría continuidad: cada paso sería el primero.<text:line-break/>Con ella, cada paso sabe de dónde viene y hacia dónde va.</text:p>
      <text:p text:style-name="P16">La memoria no solo conserva. Sostiene. Protege. Encadena los fragmentos del camino."</text:p>
      <text:p text:style-name="P12"/>
      <text:p text:style-name="P14"/>
      <text:p text:style-name="P14"/>
      <text:p text:style-name="P14">Aquí es donde entra en juego la <text:span text:style-name="Strong_20_Emphasis">memoria</text:span>. Para que un sistema pueda realizar un cálculo, necesita <text:span text:style-name="Strong_20_Emphasis">recordar</text:span> el estado actual en el que se encuentra. Esta memoria permite guardar la información intermedia entre una transformación y la siguiente.</text:p>
      <text:p text:style-name="P14">La memoria también permite <text:span text:style-name="Strong_20_Emphasis">retomar</text:span> el cálculo en cualquier momento, partiendo del estado actual, sin necesidad de comenzar desde el inicio. En resumen:</text:p>
      <text:list xml:id="list4116892924" text:style-name="L3">
        <text:list-item>
          <text:p text:style-name="P24">La memoria guarda el estado actual del proceso.</text:p>
        </text:list-item>
        <text:list-item>
          <text:p text:style-name="P24">Permite aplicar la transformación adecuada en cada etapa.</text:p>
        </text:list-item>
        <text:list-item>
          <text:p text:style-name="P24">Conserva la información mientras se avanza hacia el resultado.</text:p>
        </text:list-item>
      </text:list>
      <text:p text:style-name="P14"><text:soft-page-break/></text:p>
      <text:p text:style-name="P12"/>
      <text:p text:style-name="P16">"Así como el río necesita recordar su cauce para no desbordarse,<text:line-break/>el proceso necesita memoria para mantenerse en curso.</text:p>
      <text:p text:style-name="P16">La memoria permite que el sistema tenga historia.<text:line-break/>Y donde hay historia, hay conciencia."</text:p>
      <text:p text:style-name="P12"/>
      <text:p text:style-name="P14"/>
      <text:p text:style-name="P14"/>
      <text:h text:style-name="P18" text:outline-level="4" text:is-list-header="true">3.6 Ejemplo: suma de un listado de números</text:h>
      <text:p text:style-name="P14">Imaginemos un problema simple: sumar los números de una lista. Por ejemplo:<text:line-break/><text:span text:style-name="Strong_20_Emphasis">[2, 4, 6, 8]</text:span></text:p>
      <text:list xml:id="list1612529" text:style-name="L4">
        <text:list-item>
          <text:p text:style-name="P25"><text:span text:style-name="Strong_20_Emphasis">Estado inicial</text:span>: suma parcial = 0, elementos pendientes = [2, 4, 6, 8]</text:p>
        </text:list-item>
        <text:list-item>
          <text:p text:style-name="P25"><text:span text:style-name="Strong_20_Emphasis">Primer paso</text:span>: suma parcial = 0 + 2 = 2, elementos pendientes = [4, 6, 8]</text:p>
        </text:list-item>
        <text:list-item>
          <text:p text:style-name="P25"><text:span text:style-name="Strong_20_Emphasis">Segundo paso</text:span>: suma parcial = 2 + 4 = 6, elementos pendientes = [6, 8]</text:p>
        </text:list-item>
        <text:list-item>
          <text:p text:style-name="P25"><text:span text:style-name="Strong_20_Emphasis">Tercer paso</text:span>: suma parcial = 6 + 6 = 12, elementos pendientes = [8]</text:p>
        </text:list-item>
        <text:list-item>
          <text:p text:style-name="P25"><text:span text:style-name="Strong_20_Emphasis">Cuarto paso</text:span>: suma parcial = 12 + 8 = 20, elementos pendientes = []</text:p>
        </text:list-item>
        <text:list-item>
          <text:p text:style-name="P25"><text:span text:style-name="Strong_20_Emphasis">Estado final</text:span>: suma parcial = 20 (resultado final)</text:p>
        </text:list-item>
      </text:list>
      <text:p text:style-name="P14">En cada paso del proceso, el estado actual contiene dos piezas de información:</text:p>
      <text:list xml:id="list1207190037" text:style-name="L5">
        <text:list-item>
          <text:p text:style-name="P26">La suma parcial.</text:p>
        </text:list-item>
        <text:list-item>
          <text:p text:style-name="P26">Los números que quedan por sumar.</text:p>
        </text:list-item>
      </text:list>
      <text:p text:style-name="P14"><text:span text:style-name="Strong_20_Emphasis">La memoria</text:span> es la que permite conservar este estado de paso en paso. Sin memoria, no podríamos recordar cuánto hemos sumado ni qué números faltan.</text:p>
      <text:p text:style-name="P14"/>
      <text:p text:style-name="P12"/>
      <text:p text:style-name="P16">"Incluso en un cálculo tan simple como sumar una lista,<text:line-break/>se esconde la danza del tiempo, del orden y del propósito.</text:p>
      <text:p text:style-name="P13">La memoria guarda lo que se ha sumado —lo vivido—<text:line-break/>y lo que aún falta —lo por venir.</text:p>
      <text:p text:style-name="P16">Y en cada paso, una pequeña decisión:<text:line-break/>seguir adelante, paso a paso, hacia la totalidad."</text:p>
      <text:p text:style-name="P12"/>
      <text:p text:style-name="P21"><text:soft-page-break/></text:p>
      <text:h text:style-name="P17" text:outline-level="3">4 - Memorias modificables y no modificables</text:h>
      <text:p text:style-name="P28"/>
      <text:p text:style-name="P20"/>
      <text:p text:style-name="P21"/>
      <text:p text:style-name="P21">"Existen dos formas de recordar en el universo:<text:line-break/>la que fluye como el agua, y la que permanece como la piedra.<text:line-break/>Ambas son necesarias.<text:line-break/>Una permite el cambio, la evolución, el aprendizaje;<text:line-break/>la otra, conserva la forma, la esencia, lo sagrado.<text:line-break/>Como si la vida misma hubiera aprendido a dividir sus secretos en dos cofres:<text:line-break/>uno que puede abrirse y reescribirse con cada experiencia,<text:line-break/>y otro que, sellado, guarda intacto el núcleo de lo que somos.</text:p>
      <text:p text:style-name="P28">Así también, en el lenguaje de las máquinas y los sistemas,<text:line-break/>encontramos esta antigua distinción:<text:line-break/>la memoria que se transforma… y la que permanece."</text:p>
      <text:p text:style-name="P20"/>
      <text:h text:style-name="P17" text:outline-level="3"/>
      <text:p text:style-name="P28">Todos usamos memoria en nuestra vida diaria, aunque muchas veces no nos demos cuenta. Cada vez que sacamos una foto con el teléfono, escribimos un mensaje o guardamos un archivo en la computadora, estamos usando memoria. Estos dispositivos almacenan datos —como imágenes, textos o música— para que podamos acceder a ellos cuando los necesitemos.</text:p>
      <text:p text:style-name="P28">Pero no todas las memorias funcionan igual. Algunas se pueden modificar cuantas veces queramos, mientras que otras no pueden cambiarse una vez que han sido grabadas. En esta sección vamos a explorar esas dos formas básicas de memoria: <text:span text:style-name="Strong_20_Emphasis">la memoria modificable</text:span> y <text:span text:style-name="Strong_20_Emphasis">la memoria no modificable</text:span>.</text:p>
      <text:p text:style-name="P20"/>
      <text:h text:style-name="P19" text:outline-level="4">Memorias de lectura y escritura (modificables)</text:h>
      <text:p text:style-name="P28">Este tipo de memoria permite tanto <text:span text:style-name="Strong_20_Emphasis">leer la información</text:span> como <text:span text:style-name="Strong_20_Emphasis">modificarla o borrarla</text:span>. Es la memoria que usamos cuando guardamos algo nuevo, corregimos un archivo, o eliminamos una foto que ya no queremos.</text:p>
      <text:p text:style-name="P28"><text:span text:style-name="Strong_20_Emphasis">Ejemplos cotidianos</text:span>:</text:p>
      <text:list xml:id="list2877520308" text:style-name="L6">
        <text:list-item>
          <text:p text:style-name="P27">El almacenamiento de tu teléfono móvil (cuando sacas fotos o instalas aplicaciones).</text:p>
        </text:list-item>
        <text:list-item>
          <text:p text:style-name="P27">Un pendrive o memoria USB.</text:p>
        </text:list-item>
        <text:list-item>
          <text:p text:style-name="P27">El disco rígido de una computadora.</text:p>
        </text:list-item>
        <text:list-item>
          <text:p text:style-name="P27">Una tarjeta de memoria en una cámara de fotos.</text:p>
        </text:list-item>
      </text:list>
      <text:p text:style-name="P28"><text:soft-page-break/>Todas estas memorias nos permiten cambiar la información que contienen. Puedes guardar un nuevo archivo, editar uno que ya existe, o borrar lo que ya no necesitas.</text:p>
      <text:p text:style-name="P20"/>
      <text:h text:style-name="P19" text:outline-level="4">Memorias de solo lectura (no modificables)</text:h>
      <text:p text:style-name="P28">Como su nombre lo indica, estas memorias solo permiten <text:span text:style-name="Strong_20_Emphasis">leer la información</text:span>, pero <text:span text:style-name="Strong_20_Emphasis">no se pueden modificar</text:span>. Una vez que los datos han sido escritos, permanecen fijos. Esto las hace muy útiles cuando se necesita proteger o conservar información que no debe cambiar.</text:p>
      <text:p text:style-name="P28"/>
      <text:p text:style-name="P28">Un ejemplo muy claro y accesible es el de un <text:span text:style-name="Strong_20_Emphasis">disco de vinilo</text:span>. Cuando escuchamos música en uno de estos discos, podemos oír las canciones todas las veces que queramos, pero no podemos grabar encima ni modificar lo que ya está grabado. La información está allí, fija, y solo puede ser leída por una aguja que sigue el surco.</text:p>
      <text:p text:style-name="P28">Otro ejemplo más moderno es un <text:span text:style-name="Strong_20_Emphasis">CD de música comercial</text:span>, o un <text:span text:style-name="Strong_20_Emphasis">DVD de película original</text:span>. Vienen con la información ya grabada de fábrica, y lo único que podemos hacer con ellos es reproducir su contenido.</text:p>
      <text:p text:style-name="P28"/>
      <text:p text:style-name="P28">Aunque parezcan menos comunes, en realidad usamos este tipo de memoria con más frecuencia de lo que creemos. Cada vez que encendemos un electrodoméstico o un aparato electrónico y este sabe lo que tiene que hacer desde el principio, es muy probable que tenga parte de su información guardada en una memoria de solo lectura.</text:p>
      <text:p text:style-name="P20"/>
      <text:p text:style-name="P28">Estas dos formas de memoria cumplen funciones muy distintas en los sistemas. Las <text:span text:style-name="Strong_20_Emphasis">memorias modificables</text:span> nos permiten trabajar, experimentar y cambiar; mientras que las <text:span text:style-name="Strong_20_Emphasis">memorias de solo lectura</text:span> aseguran estabilidad, protección y conservación de lo esencial.</text:p>
      <text:p text:style-name="P28"/>
      <text:p text:style-name="P28"/>
      <text:p text:style-name="P20"/>
      <text:h text:style-name="P17" text:outline-level="3"><text:span text:style-name="Strong_20_Emphasis"/></text:h>
      <text:p text:style-name="P28">"Así como los alquimistas distinguían entre lo volátil y lo fijo,<text:line-break/>los sistemas distinguen entre lo que se puede alterar y lo que debe ser preservado.<text:line-break/>Ambas memorias —la que cambia y la que no—<text:line-break/>reflejan dos aspectos de la conciencia:<text:line-break/>la voluntad de transformarse y el anhelo de permanencia.</text:p>
      <text:p text:style-name="P28"><text:soft-page-break/>Porque incluso en lo más técnico, late una verdad más profunda:<text:line-break/>hay saberes que deben escribirse en arena,<text:line-break/>y otros que solo pueden grabarse en piedra.</text:p>
      <text:p text:style-name="P28"><text:span text:style-name="Strong_20_Emphasis">Y cuando miremos el ADN, esa escritura silenciosa de la vida,<text:line-break/>veremos que también él elige…<text:line-break/>y lo hace con la precisión de un orácu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8T19:56:13.678000000</dc:date>
    <meta:editing-duration>PT2H30M50S</meta:editing-duration>
    <meta:editing-cycles>9</meta:editing-cycles>
    <meta:generator>LibreOffice/7.3.5.2$Windows_X86_64 LibreOffice_project/184fe81b8c8c30d8b5082578aee2fed2ea847c01</meta:generator>
    <meta:document-statistic meta:table-count="0" meta:image-count="0" meta:object-count="0" meta:page-count="14" meta:paragraph-count="152" meta:word-count="3480" meta:character-count="20674" meta:non-whitespace-character-count="17367"/>
  </office:meta>
</office:document-meta>
</file>